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d1fa5" officeooo:paragraph-rsid="001d1fa5"/>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db36d"/>
    </style:style>
    <style:style style:name="P4" style:family="paragraph" style:parent-style-name="Text_20_body">
      <style:paragraph-properties fo:text-align="start" style:justify-single-word="false"/>
      <style:text-properties officeooo:paragraph-rsid="0025ddcb"/>
    </style:style>
    <style:style style:name="P5" style:family="paragraph" style:parent-style-name="Text_20_body">
      <style:paragraph-properties fo:text-align="start" style:justify-single-word="false"/>
      <style:text-properties officeooo:paragraph-rsid="0026e578"/>
    </style:style>
    <style:style style:name="P6" style:family="paragraph" style:parent-style-name="Text_20_body">
      <style:paragraph-properties fo:text-align="start" style:justify-single-word="false"/>
      <style:text-properties fo:font-style="normal" style:font-style-asian="normal" style:font-style-complex="normal"/>
    </style:style>
    <style:style style:name="P7" style:family="paragraph" style:parent-style-name="Text_20_body">
      <style:paragraph-properties fo:text-align="start" style:justify-single-word="false"/>
      <style:text-properties officeooo:rsid="002063f2" officeooo:paragraph-rsid="002063f2"/>
    </style:style>
    <style:style style:name="P8" style:family="paragraph" style:parent-style-name="Text_20_body">
      <style:paragraph-properties fo:text-align="start" style:justify-single-word="false"/>
      <style:text-properties style:text-underline-style="none" officeooo:rsid="0028d604" officeooo:paragraph-rsid="0028d604"/>
    </style:style>
    <style:style style:name="P9" style:family="paragraph" style:parent-style-name="Standard">
      <style:paragraph-properties fo:text-align="start" style:justify-single-word="false"/>
      <style:text-properties officeooo:rsid="002d4ce4" officeooo:paragraph-rsid="002d4ce4"/>
    </style:style>
    <style:style style:name="P10" style:family="paragraph" style:parent-style-name="Heading_20_1" style:list-style-name="Numbering_20_123">
      <style:paragraph-properties fo:text-align="start" style:justify-single-word="false"/>
    </style:style>
    <style:style style:name="P11" style:family="paragraph" style:parent-style-name="Heading_20_1" style:list-style-name="Numbering_20_123">
      <style:paragraph-properties fo:text-align="start" style:justify-single-word="false"/>
      <style:text-properties officeooo:paragraph-rsid="0028ebbb"/>
    </style:style>
    <style:style style:name="P12" style:family="paragraph" style:parent-style-name="Heading_20_2" style:list-style-name="Numbering_20_123">
      <style:paragraph-properties fo:text-align="start" style:justify-single-word="false"/>
    </style:style>
    <style:style style:name="P13" style:family="paragraph" style:parent-style-name="Heading_20_3" style:list-style-name="Numbering_20_123">
      <style:paragraph-properties fo:text-align="start"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start" style:justify-single-word="false"/>
      <style:text-properties officeooo:paragraph-rsid="0028ebbb"/>
    </style:style>
    <style:style style:name="P16" style:family="paragraph" style:parent-style-name="Text_20_body">
      <style:paragraph-properties fo:text-align="start" style:justify-single-word="false"/>
      <style:text-properties officeooo:paragraph-rsid="002c0cda"/>
    </style:style>
    <style:style style:name="P17" style:family="paragraph" style:parent-style-name="Text_20_body">
      <style:paragraph-properties fo:text-align="start" style:justify-single-word="false"/>
      <style:text-properties officeooo:paragraph-rsid="002d4ce4"/>
    </style:style>
    <style:style style:name="P18" style:family="paragraph" style:parent-style-name="Text_20_body">
      <style:paragraph-properties fo:text-align="start" style:justify-single-word="false"/>
      <style:text-properties officeooo:rsid="00217244" officeooo:paragraph-rsid="00217244"/>
    </style:style>
    <style:style style:name="P19" style:family="paragraph" style:parent-style-name="Text_20_body">
      <style:paragraph-properties fo:text-align="start" style:justify-single-word="false"/>
      <style:text-properties officeooo:rsid="0028ebbb" officeooo:paragraph-rsid="0028ebbb"/>
    </style:style>
    <style:style style:name="P20" style:family="paragraph" style:parent-style-name="Text_20_body">
      <style:paragraph-properties fo:text-align="start" style:justify-single-word="false"/>
      <style:text-properties officeooo:rsid="002063f2" officeooo:paragraph-rsid="002063f2"/>
    </style:style>
    <style:style style:name="P21" style:family="paragraph" style:parent-style-name="Text_20_body">
      <style:paragraph-properties fo:text-align="start" style:justify-single-word="false"/>
      <style:text-properties officeooo:rsid="001f3174" officeooo:paragraph-rsid="001f3174"/>
    </style:style>
    <style:style style:name="P22" style:family="paragraph" style:parent-style-name="Title">
      <style:paragraph-properties fo:text-align="start" style:justify-single-word="false"/>
      <style:text-properties officeooo:paragraph-rsid="002a1ac1"/>
    </style:style>
    <style:style style:name="T1" style:family="text">
      <style:text-properties officeooo:rsid="001d1fa5"/>
    </style:style>
    <style:style style:name="T2" style:family="text">
      <style:text-properties officeooo:rsid="001db36d"/>
    </style:style>
    <style:style style:name="T3" style:family="text">
      <style:text-properties officeooo:rsid="001f3174"/>
    </style:style>
    <style:style style:name="T4" style:family="text">
      <style:text-properties officeooo:rsid="002063f2"/>
    </style:style>
    <style:style style:name="T5" style:family="text">
      <style:text-properties officeooo:rsid="00236d2a"/>
    </style:style>
    <style:style style:name="T6" style:family="text">
      <style:text-properties officeooo:rsid="0023ed3a"/>
    </style:style>
    <style:style style:name="T7" style:family="text">
      <style:text-properties officeooo:rsid="0025ddcb"/>
    </style:style>
    <style:style style:name="T8" style:family="text">
      <style:text-properties officeooo:rsid="0026e578"/>
    </style:style>
    <style:style style:name="T9" style:family="text">
      <style:text-properties officeooo:rsid="0028d604"/>
    </style:style>
    <style:style style:name="T10" style:family="text">
      <style:text-properties officeooo:rsid="0028ebbb"/>
    </style:style>
    <style:style style:name="T11" style:family="text">
      <style:text-properties officeooo:rsid="002a1ac1"/>
    </style:style>
    <style:style style:name="T12" style:family="text">
      <style:text-properties officeooo:rsid="002bbd47"/>
    </style:style>
    <style:style style:name="T13" style:family="text">
      <style:text-properties officeooo:rsid="002d4ce4"/>
    </style:style>
    <style:style style:name="T14" style:family="text">
      <style:text-properties style:font-name="Liberation Mono" fo:font-size="11pt" fo:font-style="normal" fo:font-weight="normal" style:font-size-asian="11pt" style:font-style-asian="normal" style:font-weight-asian="normal"/>
    </style:style>
    <style:style style:name="T15" style:family="text">
      <style:text-properties style:font-name="Liberation Mono" fo:font-size="11pt" fo:font-style="normal" fo:font-weight="normal" officeooo:rsid="002d4ce4" style:font-size-asian="11pt" style:font-style-asian="normal" style:font-weight-asian="normal"/>
    </style:style>
    <style:style style:name="T16" style:family="text">
      <style:text-properties style:font-name="Liberation Serif" fo:font-size="11pt" fo:font-style="normal" fo:font-weight="normal" style:font-size-asian="11pt" style:font-style-asian="normal" style:font-weight-asian="normal"/>
    </style:style>
    <style:style style:name="T17" style:family="text">
      <style:text-properties style:font-name="Liberation Serif" fo:font-size="11pt" fo:font-style="normal" fo:font-weight="normal" officeooo:rsid="002d4ce4" style:font-size-asian="11pt" style:font-style-asian="normal" style:font-weight-asian="normal"/>
    </style:style>
    <style:style style:name="T18" style:family="text">
      <style:text-properties style:font-name="Liberation Serif" officeooo:rsid="002d4ce4"/>
    </style:style>
    <style:style style:name="T19" style:family="text">
      <style:text-properties style:font-name="Liberation Serif" fo:font-size="12pt" officeooo:rsid="002d4ce4" style:font-size-asian="12pt" style:font-size-complex="12pt"/>
    </style:style>
    <style:style style:name="T20" style:family="text">
      <style:text-properties style:font-name="Liberation Serif" fo:font-size="12pt" fo:font-style="normal" fo:font-weight="normal" style:font-size-asian="12pt" style:font-style-asian="normal" style:font-weight-asian="normal" style:font-size-complex="12pt"/>
    </style:style>
    <style:style style:name="T21" style:family="text">
      <style:text-properties style:font-name="Liberation Serif" fo:font-size="12pt" fo:font-style="normal" fo:font-weight="normal" officeooo:rsid="002d4ce4" style:font-size-asian="12pt" style:font-style-asian="normal" style:font-weight-asian="normal" style:font-size-complex="12pt"/>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Informe <text:span text:style-name="T1">Crítico de Diseño</text:span></text:p>
      <text:list xml:id="list2250761709" text:style-name="Numbering_20_123">
        <text:list-item>
          <text:h text:style-name="P10" text:outline-level="1"><text:bookmark-start text:name="__RefHeading___Toc191_216400848"/>Introducción<text:bookmark-end text:name="__RefHeading___Toc191_216400848"/></text:h>
        </text:list-item>
      </text:list>
      <text:p text:style-name="P4"><text:span text:style-name="T5">El equipo </text:span><text:span text:style-name="T9">Laikata Team</text:span><text:span text:style-name="T5"> el cual está elaborando el proyecto Laikata es un grupo de 5 jóvenes de edades entre 15 y 17 años con un objetivo común que es el desarrollo satisfactorio de </text:span><text:span text:style-name="T6">est</text:span><text:span text:style-name="T7">a idea</text:span><text:span text:style-name="T6">. </text:span><text:span text:style-name="T7">No obstante, para realizar este proyecto es necesario un trabajo extenso donde se aplican muchas horas por lo cual el trabajo </text:span><text:span text:style-name="T8">extracurricular es necesario. </text:span><text:span text:style-name="T10">Se han aplicado muchas horas para completar ciertas partes como s</text:span><text:span text:style-name="T11">on el diseño 3d o el recibo de datos a través de una antena que apunta a la lata de manera automática.</text:span></text:p>
      <text:p text:style-name="P4"><text:span text:style-name="T6">El objetivo de </text:span><text:span text:style-name="T7">este </text:span><text:span text:style-name="T6">es poder llegar a controlar el vuelo de la lata mientras cae utilizando un sistema de motor-hélice </text:span><text:span text:style-name="T7">de forma autónoma. </text:span><text:span text:style-name="T8">También se ha evaluado y corroborado la capacidad de dirigir de la lata desde la base para guiarla en la dirección que queramos en cualquier momento.</text:span></text:p>
      <text:p text:style-name="P5"><text:span text:style-name="T9">La</text:span><text:span text:style-name="T8"> lata utiliza un sistema GPS gracias al cual le es otorgada la ubicación a la que debe llegar y mediante el mecanismo </text:span><text:span text:style-name="T9">del </text:span><text:span text:style-name="T8">motor-hélice dirigirse a la dirección correspondiente.</text:span></text:p>
      <text:list xml:id="list201603775086512" text:continue-numbering="true" text:style-name="Numbering_20_123">
        <text:list-item>
          <text:h text:style-name="P10" text:outline-level="1"><text:bookmark-start text:name="__RefHeading___Toc193_216400848"/>Misión Primaria y Secundaria<text:bookmark-end text:name="__RefHeading___Toc193_216400848"/></text:h>
        </text:list-item>
      </text:list>
      <text:p text:style-name="P8"/>
      <text:list xml:id="list201604896431384" text:continue-numbering="true" text:style-name="Numbering_20_123">
        <text:list-item>
          <text:list>
            <text:list-item>
              <text:h text:style-name="P12" text:outline-level="2"><text:bookmark-start text:name="__RefHeading___Toc195_216400848"/>Misión Primaria<text:bookmark-end text:name="__RefHeading___Toc195_216400848"/></text:h>
              <text:list>
                <text:list-item>
                  <text:h text:style-name="P13" text:outline-level="3"><text:bookmark-start text:name="__RefHeading___Toc197_216400848"/>Medida de presión atmosférica y temperatura<text:bookmark-end text:name="__RefHeading___Toc197_216400848"/></text:h>
                </text:list-item>
              </text:list>
            </text:list-item>
          </text:list>
        </text:list-item>
      </text:list>
      <text:p text:style-name="P3"><text:span text:style-name="T2">La medición de la presión atmosférica </text:span><text:span text:style-name="T3">se realizará con el sensor BMP280 mientras que la</text:span><text:span text:style-name="T2"> temperatura se </text:span><text:span text:style-name="T3">medirá </text:span><text:span text:style-name="T2">con el sensor </text:span><text:span text:style-name="T3">DHT22. Todos estos datos serán notificados a la estación tierra mediante un protocolo propio.</text:span></text:p>
      <text:list xml:id="list201603559677212" text:continue-numbering="true" text:style-name="Numbering_20_123">
        <text:list-item>
          <text:list>
            <text:list-item>
              <text:list>
                <text:list-item>
                  <text:h text:style-name="P13" text:outline-level="3"><text:bookmark-start text:name="__RefHeading___Toc199_216400848"/>Diseño del paracaídas<text:bookmark-end text:name="__RefHeading___Toc199_216400848"/></text:h>
                </text:list-item>
              </text:list>
            </text:list-item>
          </text:list>
        </text:list-item>
      </text:list>
      <text:p text:style-name="P21">Hemos decidido ir con un diseño hemisférico, <text:span text:style-name="T4">ya que es el diseño de mayor eficiencia. E</text:span>l material de la tela [ALGO]. Los cables que enlazan la lata con el paracaídas son de <text:span text:style-name="T4">[MATERIAL]</text:span></text:p>
      <text:p text:style-name="P21"/>
      <text:p text:style-name="P16"><text:span text:style-name="T12">Para los cálculos que hemos utilizado han sido sacados de los recursos asociados de CanSat como esta mencionado en el apartado Recursos utilizados. Y posteriormente para la plantilla del paracaídas una página web también citada posteriormente.</text:span></text:p>
      <text:p text:style-name="P16"><text:span text:style-name="T12"><text:s/>Hemos utilizado esta formulas:</text:span></text:p>
      <text:p text:style-name="P21"><draw:frame draw:style-name="fr1" draw:name="Objeto1" text:anchor-type="as-char" svg:y="-0.377cm" svg:width="3.614cm" svg:height="0.467cm" draw:z-index="0"><draw:object xlink:href="./Object 1" xlink:type="simple" xlink:show="embed" xlink:actuate="onLoad"/><draw:image xlink:href="./ObjectReplacements/Object 1" xlink:type="simple" xlink:show="embed" xlink:actuate="onLoad"/><svg:desc>fórmula</svg:desc></draw:frame><draw:frame draw:style-name="fr1" draw:name="Objeto2" text:anchor-type="as-char" svg:y="-0.377cm" svg:width="3.039cm" svg:height="0.467cm" draw:z-index="1"><draw:object xlink:href="./Object 2" xlink:type="simple" xlink:show="embed" xlink:actuate="onLoad"/><draw:image xlink:href="./ObjectReplacements/Object 2" xlink:type="simple" xlink:show="embed" xlink:actuate="onLoad"/></draw:frame><draw:frame draw:style-name="fr1" draw:name="Objeto3" text:anchor-type="as-char" svg:y="-0.619cm" svg:width="2.312cm" svg:height="0.998cm" draw:z-index="2"><draw:object xlink:href="./Object 3" xlink:type="simple" xlink:show="embed" xlink:actuate="onLoad"/><draw:image xlink:href="./ObjectReplacements/Object 3" xlink:type="simple" xlink:show="embed" xlink:actuate="onLoad"/></draw:frame></text:p>
      <text:p text:style-name="P17"><text:span text:style-name="T19">Hemos utilizado un </text:span><text:span text:style-name="T20">C🇩 </text:span><text:span text:style-name="T21">de valor 0.62 y la velocidad máxima de 11m/s. Y haciendo cálculos hemos estimado el peso de la lata a 300g.</text:span></text:p>
      <text:p text:style-name="P17"><text:soft-page-break/><text:span text:style-name="T21"><text:s/></text:span><text:span text:style-name="T21"><draw:frame draw:style-name="fr1" draw:name="Objeto4" text:anchor-type="as-char" svg:y="-0.619cm" svg:width="4.2cm" svg:height="0.998cm" draw:z-index="3"><draw:object xlink:href="./Object 4" xlink:type="simple" xlink:show="embed" xlink:actuate="onLoad"/><draw:image xlink:href="./ObjectReplacements/Object 4" xlink:type="simple" xlink:show="embed" xlink:actuate="onLoad"/></draw:frame></text:span></text:p>
      <text:p text:style-name="P9"/>
      <text:p text:style-name="P21"/>
      <text:list xml:id="list201604485304324" text:continue-numbering="true" text:style-name="Numbering_20_123">
        <text:list-item>
          <text:list>
            <text:list-item>
              <text:list>
                <text:list-item>
                  <text:h text:style-name="P13" text:outline-level="3"><text:bookmark-start text:name="__RefHeading___Toc201_216400848"/>Análisis de datos<text:bookmark-end text:name="__RefHeading___Toc201_216400848"/></text:h>
                </text:list-item>
              </text:list>
            </text:list-item>
            <text:list-item>
              <text:h text:style-name="P12" text:outline-level="2"><text:bookmark-start text:name="__RefHeading___Toc203_216400848"/>Diseño de la carcasa<text:bookmark-end text:name="__RefHeading___Toc203_216400848"/></text:h>
            </text:list-item>
          </text:list>
        </text:list-item>
      </text:list>
      <text:p text:style-name="P2"/>
      <text:list xml:id="list201604715871424" text:continue-numbering="true" text:style-name="Numbering_20_123">
        <text:list-item>
          <text:list>
            <text:list-item>
              <text:h text:style-name="P12" text:outline-level="2"><text:bookmark-start text:name="__RefHeading___Toc205_216400848"/>Misión Secundaria<text:bookmark-end text:name="__RefHeading___Toc205_216400848"/></text:h>
            </text:list-item>
          </text:list>
        </text:list-item>
      </text:list>
      <text:p text:style-name="P7">La misión secundaria del Laikata será la conducción autónoma en el aire, con opción de control remoto. Utilizando el sistema GPS y un piloto a bordo, el Laikata se dirigirá hacia las coordinadas establecidas haciendo uso de una hélice trasera, que será desplegada al iniciar la caída. Si fuera necesario, se puede mover el motor remotamente a través de un protocolo por radio.</text:p>
      <text:list xml:id="list201605023506985" text:continue-numbering="true" text:style-name="Numbering_20_123">
        <text:list-item>
          <text:h text:style-name="P10" text:outline-level="1"><text:bookmark-start text:name="__RefHeading___Toc207_216400848"/>Planificación<text:bookmark-end text:name="__RefHeading___Toc207_216400848"/></text:h>
        </text:list-item>
      </text:list>
      <text:p text:style-name="P7">La organización del trabajo se ha planificado mediante un diagrama de Gantt, que describe el conjunto de nuestros objetivos y los divide entre los distintos miembros del equipo. Hemos utilizado la herramienta </text:p>
      <text:list xml:id="list201604363119894" text:continue-numbering="true" text:style-name="Numbering_20_123">
        <text:list-item>
          <text:h text:style-name="P11" text:outline-level="1"><text:bookmark-start text:name="__RefHeading___Toc209_216400848"/>Presupuesto<text:bookmark-end text:name="__RefHeading___Toc209_216400848"/></text:h>
        </text:list-item>
      </text:list>
      <text:p text:style-name="P2"/>
      <text:list xml:id="list201604278897707" text:continue-numbering="true" text:style-name="Numbering_20_123">
        <text:list-item>
          <text:h text:style-name="P10" text:outline-level="1"><text:bookmark-start text:name="__RefHeading___Toc211_216400848"/>Plan de difusión y patrocinio<text:bookmark-end text:name="__RefHeading___Toc211_216400848"/></text:h>
        </text:list-item>
      </text:list>
      <text:p text:style-name="P18">La organización que está apoyando y proliferando el proyecto es la academia DiverBot donde se brindan todas las necesidades necesarias para continuar con el proyecto; desde ayuda sobre como continuar con el proyecto con los profesores en ciertas dudas hasta el abastecimiento de todas las herramientas posibles para completar el proyecto incluyendo ordenadores, dispositivos electrónicos, impresora 3d para los diseños fallidos y acertados, bocetos y diseños finales.</text:p>
      <text:p text:style-name="P15"><text:span text:style-name="T10">Actualmente estamos publicitando nuestro proyecto mediante varias redes sociales como son:</text:span></text:p>
      <text:p text:style-name="P19">Twitter</text:p>
      <text:p text:style-name="P19">Instagram</text:p>
      <text:p text:style-name="P19">Blog</text:p>
      <text:p text:style-name="P19"/>
      <text:list xml:id="list201605212865274" text:continue-numbering="true" text:style-name="Numbering_20_123">
        <text:list-item>
          <text:h text:style-name="P10" text:outline-level="1"><text:bookmark-start text:name="__RefHeading___Toc213_216400848"/><text:soft-page-break/>Recursos utilizados<text:bookmark-end text:name="__RefHeading___Toc213_216400848"/></text:h>
        </text:list-item>
      </text:list>
      <text:p text:style-name="P2"><text:a xlink:type="simple" xlink:href="https://esamultimedia.esa.int/docs/edu/T10_Parachute_Design.pdf" text:style-name="Internet_20_link" text:visited-style-name="Visited_20_Internet_20_Link">https://esamultimedia.esa.int/docs/edu/T10_Parachute_Design.pdf</text:a></text:p>
      <text:p text:style-name="P6"><text:a xlink:type="simple" xlink:href="http://scottbryce.com/parachute/spherical_parachute.html" text:style-name="Internet_20_link" text:visited-style-name="Visited_20_Internet_20_Link">http://scottbryce.com/parachute/spherical_parachute.html</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Character_5f_20_5f_style"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Character_5f_20_5f_style"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Character_5f_20_5f_style"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Character_5f_20_5f_style"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Character_5f_20_5f_style"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Character_5f_20_5f_style"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Character_5f_20_5f_style"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Character_5f_20_5f_style"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Character_5f_20_5f_style"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d1fa5" officeooo:paragraph-rsid="001d1fa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anSat Spain 2023<text:tab/>Laikata<text:tab/>Informe Crítico de Diseño</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3-22T18:56:51.503000000</meta:creation-date>
    <dc:date>2023-03-23T20:16:02.550000000</dc:date>
    <meta:editing-duration>PT13M56S</meta:editing-duration>
    <meta:editing-cycles>2</meta:editing-cycles>
    <meta:generator>LibreOffice/6.4.6.2$Windows_X86_64 LibreOffice_project/0ce51a4fd21bff07a5c061082cc82c5ed232f115</meta:generator>
    <meta:document-statistic meta:table-count="0" meta:image-count="0" meta:object-count="4" meta:page-count="3" meta:paragraph-count="33" meta:word-count="541" meta:character-count="3440" meta:non-whitespace-character-count="2915"/>
  </office:meta>
</office:document-meta>
</file>

<file path=Object 1/content.xml><?xml version="1.0" encoding="utf-8"?>
<math xmlns="http://www.w3.org/1998/Math/MathML" display="block">
  <semantics>
    <mrow>
      <mrow>
        <mi mathvariant="italic">mg</mi>
        <mo stretchy="false">−</mo>
        <mn>½</mn>
      </mrow>
      <mi>C</mi>
      <mi mathvariant="italic">🇩</mi>
      <mi mathvariant="italic">pAv</mi>
      <mrow>
        <mn>²</mn>
        <mo stretchy="false">=</mo>
        <mn>0</mn>
      </mrow>
    </mrow>
    <annotation encoding="StarMath 5.0">mg-½C🇩 pAv² = 0</annotation>
  </semantics>
</math>
</file>

<file path=Object 2/content.xml><?xml version="1.0" encoding="utf-8"?>
<math xmlns="http://www.w3.org/1998/Math/MathML" display="block">
  <semantics>
    <mrow>
      <mn>½</mn>
      <mi>C</mi>
      <mi mathvariant="italic">🇩</mi>
      <mi mathvariant="italic">pAv</mi>
      <mrow>
        <mn>²</mn>
        <mo stretchy="false">=</mo>
        <mi mathvariant="italic">mg</mi>
      </mrow>
    </mrow>
    <annotation encoding="StarMath 5.0">½C🇩 pAv² = mg
</annotation>
  </semantics>
</math>
</file>

<file path=Object 3/content.xml><?xml version="1.0" encoding="utf-8"?>
<math xmlns="http://www.w3.org/1998/Math/MathML" display="block">
  <semantics>
    <mrow>
      <mi>A</mi>
      <mo stretchy="false">=</mo>
      <mfrac>
        <mrow>
          <mn>2</mn>
          <mi mathvariant="italic">mg</mi>
        </mrow>
        <mrow>
          <mi>C</mi>
          <mi mathvariant="italic">🇩</mi>
          <mi mathvariant="italic">pv</mi>
          <mn>²</mn>
        </mrow>
      </mfrac>
    </mrow>
    <annotation encoding="StarMath 5.0">A ={2mg} over {C🇩 pv²} </annotation>
  </semantics>
</math>
</file>

<file path=Object 4/content.xml><?xml version="1.0" encoding="utf-8"?>
<math xmlns="http://www.w3.org/1998/Math/MathML" display="block">
  <semantics>
    <mrow>
      <mi>A</mi>
      <mo stretchy="false">=</mo>
      <mfrac>
        <mrow>
          <mn>2</mn>
          <mo stretchy="false">∗</mo>
          <mn>0,3</mn>
          <mo stretchy="false">∗</mo>
          <mn>9,81</mn>
        </mrow>
        <mrow>
          <mn>0,62</mn>
          <mo stretchy="false">∗</mo>
          <mn>1225</mn>
          <mo stretchy="false">∗</mo>
          <mn>11²</mn>
        </mrow>
      </mfrac>
      <mo stretchy="false">=</mo>
      <mrow/>
    </mrow>
    <annotation encoding="StarMath 5.0">A = {2*0,3*9,81} over {0,62*1225*11²} = 
</annotation>
  </semantics>
</math>
</file>